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cb7" officeooo:paragraph-rsid="000ab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0:19:22.365000000</meta:creation-date>
    <dc:date>2024-08-13T10:19:31.107000000</dc:date>
    <meta:editing-duration>PT9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6.2.1$Windows_X86_64 LibreOffice_project/56f7684011345957bbf33a7ee678afaf4d2ba333</meta:generator>
  </office:meta>
</office:document-meta>
</file>